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" style:family="graphic" style:parent-style-name="standard">
      <style:graphic-properties svg:stroke-width="0.2cm" svg:stroke-color="#c0c0c0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4.804cm"/>
    </style:style>
    <style:style style:name="P1" style:family="paragraph">
      <style:paragraph-properties fo:text-align="center"/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family="'ＭＳ 明朝'" style:font-family-generic="roman" style:font-pitch="fixed" fo:font-size="200pt" style:font-family-asian="'ＭＳ 明朝'" style:font-family-generic-asian="roman" style:font-pitch-asian="fixed" style:font-size-asian="200pt" style:font-size-complex="20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999999" fo:font-family="'ＭＳ 明朝'" style:font-family-generic="roman" style:font-pitch="fixed" fo:font-size="200pt" style:font-family-asian="'ＭＳ 明朝'" style:font-family-generic-asian="roman" style:font-pitch-asian="fixed" style:font-size-asian="200pt" style:font-size-complex="200pt"/>
    </style:style>
    <style:style style:name="P6" style:family="paragraph">
      <style:text-properties fo:color="#cccccc" fo:font-family="'ＭＳ 明朝'" style:font-family-generic="roman" style:font-pitch="fixed" fo:font-size="200pt" style:font-family-asian="'ＭＳ 明朝'" style:font-family-generic-asian="roman" style:font-pitch-asian="fixed" style:font-size-asian="200pt" style:font-size-complex="200pt"/>
    </style:style>
    <style:style style:name="P7" style:family="paragraph">
      <style:text-properties style:font-size-asian="200pt"/>
    </style:style>
    <style:style style:name="P8" style:family="paragraph">
      <style:text-properties style:font-size-asian="40pt"/>
    </style:style>
    <style:style style:name="T1" style:family="text">
      <style:text-properties fo:font-family="'ＭＳ 明朝'" style:font-family-generic="roman" style:font-pitch="fixed" fo:font-size="200pt" style:font-family-asian="'ＭＳ 明朝'" style:font-family-generic-asian="roman" style:font-pitch-asian="fixed" style:font-size-asian="200pt" style:font-size-complex="20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ff00" fo:font-size="40pt" style:font-size-asian="40pt" style:font-size-complex="40pt"/>
    </style:style>
    <style:style style:name="T4" style:family="text">
      <style:text-properties fo:color="#999999" fo:font-family="'ＭＳ 明朝'" style:font-family-generic="roman" style:font-pitch="fixed" fo:font-size="200pt" style:font-family-asian="'ＭＳ 明朝'" style:font-family-generic-asian="roman" style:font-pitch-asian="fixed" style:font-size-asian="200pt" style:font-size-complex="200pt"/>
    </style:style>
    <style:style style:name="T5" style:family="text">
      <style:text-properties fo:color="#cccccc" fo:font-family="'ＭＳ 明朝'" style:font-family-generic="roman" style:font-pitch="fixed" fo:font-size="200pt" style:font-family-asian="'ＭＳ 明朝'" style:font-family-generic-asian="roman" style:font-pitch-asian="fixed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6.271cm" svg:height="6.198cm" svg:x="5.928cm" svg:y="2.6cm" svg:viewBox="0 0 6272 6199" svg:d="m0 5685c409-758 725-1462 948-2112l446 379c-168 632-409 1300-725 2003 0 199-56 244-167 136zm1338-5089v-434h1059v-568h530c148 18 158 72 27 162v406h948v-568h530c149 18 158 72 28 162v406h1087v434h-1087v514h780v1408h-1561v433h1617v433h-1617l-28 433h2035v433h-1895c297 433 957 740 1979 920l-167 569c-985-162-1710-550-2175-1164-427 722-1208 1128-2341 1218l-140-568c1115-73 1803-397 2063-975h-1728v-433h1812l28-433h-1506v-433h1506v-433h-725-697v-1408h697v-514zm2286 947h-1004v541h1004zm-1561-541h-864v541h864zm-168-1488v514h948v-514zm-3289 1976c-279-235-595-451-948-650l335-514c371 162 687 361 947 595zm-167-1055c-279-253-576-479-892-677l335-488c371 199 669 407 892 623z">
          <text:p/>
        </draw:path>
        <draw:path draw:style-name="gr1" draw:text-style-name="P1" draw:layer="layout" svg:width="5.999cm" svg:height="5.798cm" svg:x="13.2cm" svg:y="5.402cm" svg:viewBox="0 0 6000 5799" svg:d="m3352 3030v340h2648v496h-2648v1515c0 279-145 418-433 418h-730l-135-496h649c72 0 108-35 108-105v-1332h-2811v-496h2811v-680l270 53 757-497h-2595v-496h3136l108-104 459 444-162 52zm-1460-1437h2514v1306h-540v-809h-4568v862h-541v-1359h2514v-705h594c181 35 190 104 27 209z">
          <text:p/>
        </draw:path>
        <draw:path draw:style-name="gr1" draw:text-style-name="P1" draw:layer="layout" svg:width="1.924cm" svg:height="2.251cm" svg:x="20.1cm" svg:y="9.648cm" svg:viewBox="0 0 1925 2252" svg:d="m675 893c79-26 155-40 228-40 86 0 155 27 208 80 40 39 63 112 70 218 198-73 423-149 674-228l70 238c-258 40-500 102-724 188v437h-199v-357c-198 92-327 168-387 228-73 73-109 145-109 218 0 40 20 80 60 119 46 47 135 70 267 70h834v188h-843c-212 0-361-43-447-129-66-66-99-149-99-248 0-106 43-202 129-287 132-133 327-252 585-358-6-79-23-132-49-158s-83-40-169-40c-132 0-334 119-605 357l-169-169c311-191 523-403 635-635-185 14-370 27-556 40l-39-198c238-7 463-17 674-30 33-79 73-212 119-397l189 50c66 26 66 53 0 79-27 86-56 172-89 258 238-20 466-46 684-79l30 208c-258 20-516 40-774 59-66 133-132 239-198 318z">
          <text:p/>
        </draw:path>
        <draw:path draw:style-name="gr1" draw:text-style-name="P1" draw:layer="layout" svg:width="2.063cm" svg:height="2.222cm" svg:x="11.536cm" svg:y="12.8cm" svg:viewBox="0 0 2064 2223" svg:d="m1508 923c73 13 80 39 20 79v576c165 52 337 125 516 218l-119 188c-146-86-278-148-397-188-20 139-63 241-129 307-79 80-189 119-327 120-186-1-315-37-387-110-67-66-100-152-100-258 0-86 33-162 100-228 86-86 211-129 377-129 112 0 201 10 268 30v-605zm-884-238c-105 13-238 19-396 19l-30-208c165 0 331-7 496-20 33-119 73-278 119-476l179 60c66 26 66 52 0 79l-90 317c113-13 229-36 348-69l49 208c-185 40-337 63-456 70-106 337-262 704-467 1101l-198-99c205-364 354-691 446-982zm953-298c185 59 407 139 665 238l-90 208c-277-119-496-201-654-248zm10 1131c-80-26-169-39-268-39-106 0-179 20-219 59-33 33-49 73-49 119s13 83 39 110c40 39 110 59 209 59 92 0 159-20 198-59 60-60 90-143 90-249z">
          <text:p/>
        </draw:path>
        <draw:path draw:style-name="gr1" draw:text-style-name="P1" draw:layer="layout" svg:width="2.231cm" svg:height="2.37cm" svg:x="14.9cm" svg:y="13.529cm" svg:viewBox="0 0 2232 2371" svg:d="m2024 1141-377 30c-258 20-463 106-615 258-79 79-119 178-119 297 0 93 30 169 89 229 99 99 308 152 625 158l-89 258c-337-26-572-106-705-238-99-99-148-218-148-357 0-165 49-298 148-397 53-53 120-106 199-159-357 47-685 96-982 149l-50-218c139-20 275-40 407-60 178-125 426-340 744-645-225 40-456 70-695 90l-39-209c456-19 744-52 863-99l99-39 179 188c39 33 26 56-40 69-265 206-532 414-804 626 410-53 847-100 1310-139zm-20-308c-152-126-281-208-387-248l99-119c106 46 235 129 387 248zm30-139c-145-112-274-195-387-248l99-119c133 66 262 149 387 248z">
          <text:p/>
        </draw:path>
        <draw:path draw:style-name="gr1" draw:text-style-name="P1" draw:layer="layout" svg:width="1.263cm" svg:height="3.499cm" svg:x="18cm" svg:y="13.9cm" svg:viewBox="0 0 1264 3500" svg:d="m389 3145c347 11 565-90 653-304 51-124 76-282 76-474 0-214-23-377-69-490-51-124-137-186-257-186-283 0-507 299-674 896l-118-287c301-722 519-1353 653-1894-153 56-306 107-459 152l-48-389c167 0 368-39 604-118l49-51 83 186c42 101 35 163-21 186-125 395-247 778-368 1150 134-90 243-135 327-135 148 0 261 95 340 287 69 169 104 400 104 693s-37 530-111 710c-111 271-343 412-695 423z">
          <text:p/>
        </draw:path>
        <draw:path draw:style-name="gr1" draw:text-style-name="P1" draw:layer="layout" svg:width="1.477cm" svg:height="2.261cm" svg:x="20.422cm" svg:y="15.538cm" svg:viewBox="0 0 1478 2262" svg:d="m407 2034c271-60 483-165 635-318 125-125 188-274 188-446 0-119-33-212-99-278-59-59-136-86-228-79-185 20-450 86-794 198l-109-258c251-46 486-96 704-149 113-26 199-39 258-39 146 0 265 46 358 139 105 106 158 258 158 456 0 258-89 476-268 655-158 159-373 274-644 347zm664-1855c-264-27-585-80-962-159l59-248c371 86 688 142 953 169z">
          <text:p/>
        </draw:path>
        <draw:path draw:style-name="gr1" draw:text-style-name="P1" draw:layer="layout" svg:width="0.815cm" svg:height="1.696cm" svg:x="25.2cm" svg:y="16.7cm" svg:viewBox="0 0 816 1697" svg:d="m0 0c272 0 544 0 816 0-42 360-85 721-127 1081-187 0-374 0-561 0-43-360-85-721-128-1081zm51 1409c238 0 476 0 714 0 0 96 0 192 0 288-238 0-476 0-714 0 0-96 0-192 0-288z">
          <text:p/>
        </draw:path>
        <draw:path draw:style-name="gr1" draw:text-style-name="P1" draw:layer="layout" svg:width="0.317cm" svg:height="1.696cm" svg:x="20.4cm" svg:y="2.9cm" svg:viewBox="0 0 318 1697" svg:d="m0 0c106 0 212 0 318 0-17 360-34 721-50 1081-73 0-146 0-218 0-17-360-33-721-50-1081zm20 1409c92 0 185 0 278 0 0 96 0 192 0 288-93 0-186 0-278 0 0-96 0-192 0-288z">
          <text:p/>
        </draw:path>
        <draw:path draw:style-name="gr1" draw:text-style-name="P1" draw:layer="layout" svg:width="0.317cm" svg:height="1.696cm" svg:x="3.682cm" svg:y="7.104cm" svg:viewBox="0 0 318 1697" svg:d="m0 0c106 0 212 0 318 0-17 360-34 721-50 1081-73 0-146 0-218 0-17-360-33-721-50-1081zm20 1409c92 0 185 0 278 0 0 96 0 192 0 288-93 0-186 0-278 0 0-96 0-192 0-288z">
          <text:p/>
        </draw:path>
        <draw:path draw:style-name="gr1" draw:text-style-name="P1" draw:layer="layout" svg:width="0.317cm" svg:height="1.696cm" svg:x="11.182cm" svg:y="15.5cm" svg:viewBox="0 0 318 1697" svg:d="m0 0c106 0 212 0 318 0-17 360-34 721-50 1081-73 0-146 0-218 0-17-360-33-721-50-1081zm20 1409c92 0 185 0 278 0 0 96 0 192 0 288-93 0-186 0-278 0 0-96 0-192 0-288z">
          <text:p/>
        </draw:path>
        <draw:path draw:style-name="gr1" draw:text-style-name="P1" draw:layer="layout" svg:width="0.317cm" svg:height="1.696cm" svg:x="24.882cm" svg:y="10.7cm" svg:viewBox="0 0 318 1697" svg:d="m0 0c106 0 212 0 318 0-17 360-34 721-50 1081-73 0-146 0-218 0-17-360-33-721-50-1081zm20 1409c92 0 185 0 278 0 0 96 0 192 0 288-93 0-186 0-278 0 0-96 0-192 0-288z">
          <text:p/>
        </draw:path>
        <draw:path draw:style-name="gr1" draw:text-style-name="P1" draw:layer="layout" svg:width="0.317cm" svg:height="1.696cm" svg:x="42.219cm" svg:y="6.092cm" svg:viewBox="0 0 318 1697" svg:d="m0 0c106 0 212 0 318 0-17 360-34 721-50 1081-73 0-146 0-218 0-17-360-33-721-50-1081zm20 1409c92 0 185 0 278 0 0 96 0 192 0 288-93 0-186 0-278 0 0-96 0-192 0-288z">
          <text:p/>
        </draw:path>
      </draw:page>
      <draw:page draw:name="page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一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いち</text:span></text:p>
            <text:p><text:span text:style-name="T2"/></text:p>
            <text:p><text:span text:style-name="T2">ひと</text:span><text:span text:style-name="T3">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一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一</text:span></text:p>
          </draw:text-box>
        </draw:frame>
      </draw:page>
      <draw:page draw:name="page3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二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に</text:span></text:p>
            <text:p><text:span text:style-name="T2"/></text:p>
            <text:p><text:span text:style-name="T2">ふた</text:span><text:span text:style-name="T3">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二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二</text:span></text:p>
          </draw:text-box>
        </draw:frame>
      </draw:page>
      <draw:page draw:name="page4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三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さん</text:span></text:p>
            <text:p><text:span text:style-name="T2"/></text:p>
            <text:p><text:span text:style-name="T2">み</text:span><text:span text:style-name="T3">っ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三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三</text:span></text:p>
          </draw:text-box>
        </draw:frame>
      </draw:page>
      <draw:page draw:name="page5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四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よん</text:span></text:p>
            <text:p><text:span text:style-name="T2"/></text:p>
            <text:p><text:span text:style-name="T2">し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四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四</text:span></text:p>
          </draw:text-box>
        </draw:frame>
      </draw:page>
      <draw:page draw:name="page6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五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ご</text:span></text:p>
            <text:p><text:span text:style-name="T2"/></text:p>
            <text:p><text:span text:style-name="T2">いつ</text:span><text:span text:style-name="T3">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五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五</text:span></text:p>
          </draw:text-box>
        </draw:frame>
      </draw:page>
      <draw:page draw:name="page7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六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ろく</text:span></text:p>
            <text:p><text:span text:style-name="T2"/></text:p>
            <text:p><text:span text:style-name="T2">む</text:span><text:span text:style-name="T3">っ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六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六</text:span></text:p>
          </draw:text-box>
        </draw:frame>
      </draw:page>
      <draw:page draw:name="page8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七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なな</text:span></text:p>
            <text:p><text:span text:style-name="T2"/></text:p>
            <text:p><text:span text:style-name="T2">し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七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七</text:span></text:p>
          </draw:text-box>
        </draw:frame>
      </draw:page>
      <draw:page draw:name="page9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八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はち</text:span></text:p>
            <text:p><text:span text:style-name="T2"/></text:p>
            <text:p><text:span text:style-name="T2">や</text:span><text:span text:style-name="T3">っ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八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八</text:span></text:p>
          </draw:text-box>
        </draw:frame>
      </draw:page>
      <draw:page draw:name="page10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九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きゅう</text:span></text:p>
            <text:p><text:span text:style-name="T2"/></text:p>
            <text:p><text:span text:style-name="T2">ここの</text:span><text:span text:style-name="T3">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九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九</text:span></text:p>
          </draw:text-box>
        </draw:frame>
      </draw:page>
      <draw:page draw:name="page11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十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じゅう</text:span></text:p>
            <text:p><text:span text:style-name="T2"/></text:p>
            <text:p><text:span text:style-name="T2">とお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十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十</text:span></text:p>
          </draw:text-box>
        </draw:frame>
      </draw:page>
      <draw:page draw:name="page1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百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ひゃく</text:span></text:p>
            <text:p><text:span text:style-name="T2"/></text:p>
            <text:p><text:span text:style-name="T2"/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百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百</text:span></text:p>
          </draw:text-box>
        </draw:frame>
      </draw:page>
      <draw:page draw:name="page13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千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せん</text:span></text:p>
            <text:p><text:span text:style-name="T2"/></text:p>
            <text:p><text:span text:style-name="T2">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千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千</text:span></text:p>
          </draw:text-box>
        </draw:frame>
      </draw:page>
      <draw:page draw:name="page14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口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こう</text:span></text:p>
            <text:p><text:span text:style-name="T2"/></text:p>
            <text:p><text:span text:style-name="T2">く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口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口</text:span></text:p>
          </draw:text-box>
        </draw:frame>
      </draw:page>
      <draw:page draw:name="page15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山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さん</text:span></text:p>
            <text:p><text:span text:style-name="T2"/></text:p>
            <text:p><text:span text:style-name="T2">やま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山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山</text:span></text:p>
          </draw:text-box>
        </draw:frame>
      </draw:page>
      <draw:page draw:name="page16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木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き</text:span></text:p>
            <text:p><text:span text:style-name="T2"/></text:p>
            <text:p><text:span text:style-name="T2">もく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木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木</text:span></text:p>
          </draw:text-box>
        </draw:frame>
      </draw:page>
      <draw:page draw:name="page17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大</text:span></text:p>
          </draw:text-box>
        </draw:frame>
        <draw:frame draw:style-name="gr5" draw:text-style-name="P4" draw:layer="layout" svg:width="7.4cm" svg:height="5cm" svg:x="11.5cm" svg:y="3.4cm">
          <draw:text-box>
            <text:p><text:span text:style-name="T2">おお（きい）</text:span></text:p>
            <text:p><text:span text:style-name="T2"/></text:p>
            <text:p><text:span text:style-name="T2">だい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大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大</text:span></text:p>
          </draw:text-box>
        </draw:frame>
      </draw:page>
      <draw:page draw:name="page18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中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なか</text:span></text:p>
            <text:p><text:span text:style-name="T2"/></text:p>
            <text:p><text:span text:style-name="T2">ちゅう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中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中</text:span></text:p>
          </draw:text-box>
        </draw:frame>
      </draw:page>
      <draw:page draw:name="page19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小</text:span></text:p>
          </draw:text-box>
        </draw:frame>
        <draw:frame draw:style-name="gr5" draw:text-style-name="P4" draw:layer="layout" svg:width="7.4cm" svg:height="5.891cm" svg:x="11cm" svg:y="3.4cm">
          <draw:text-box>
            <text:p><text:span text:style-name="T2">ちい（さい）</text:span></text:p>
            <text:p><text:span text:style-name="T2">こ</text:span></text:p>
            <text:p><text:span text:style-name="T2"/></text:p>
            <text:p><text:span text:style-name="T2">しょう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小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小</text:span></text:p>
          </draw:text-box>
        </draw:frame>
      </draw:page>
      <draw:page draw:name="page20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草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そう</text:span></text:p>
            <text:p><text:span text:style-name="T2"/></text:p>
            <text:p><text:span text:style-name="T2">くさ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草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草</text:span></text:p>
          </draw:text-box>
        </draw:frame>
      </draw:page>
      <draw:page draw:name="page21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道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どう</text:span></text:p>
            <text:p><text:span text:style-name="T2"/></text:p>
            <text:p><text:span text:style-name="T2">み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道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道</text:span></text:p>
          </draw:text-box>
        </draw:frame>
      </draw:page>
      <draw:page draw:name="page2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米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まい</text:span></text:p>
            <text:p><text:span text:style-name="T2"/></text:p>
            <text:p><text:span text:style-name="T2">こめ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米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米</text:span></text:p>
          </draw:text-box>
        </draw:frame>
      </draw:page>
      <draw:page draw:name="page23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漢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おとこ</text:span></text:p>
            <text:p><text:span text:style-name="T2"/></text:p>
            <text:p><text:span text:style-name="T2">かん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漢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漢</text:span></text:p>
          </draw:text-box>
        </draw:frame>
      </draw:page>
      <draw:page draw:name="page24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難</text:span></text:p>
          </draw:text-box>
        </draw:frame>
        <draw:frame draw:style-name="gr5" draw:text-style-name="P4" draw:layer="layout" svg:width="7.5cm" svg:height="5cm" svg:x="10.9cm" svg:y="3.4cm">
          <draw:text-box>
            <text:p><text:span text:style-name="T2">なん</text:span></text:p>
            <text:p><text:span text:style-name="T2"/></text:p>
            <text:p><text:span text:style-name="T2">むずかし</text:span><text:span text:style-name="T3">い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難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難</text:span></text:p>
          </draw:text-box>
        </draw:frame>
      </draw:page>
      <draw:page draw:name="page25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鳥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ちょう</text:span></text:p>
            <text:p><text:span text:style-name="T2"/></text:p>
            <text:p><text:span text:style-name="T2">とり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鳥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鳥</text:span></text:p>
          </draw:text-box>
        </draw:frame>
      </draw:page>
      <draw:page draw:name="page26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家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や</text:span></text:p>
            <text:p><text:span text:style-name="T2"/></text:p>
            <text:p><text:span text:style-name="T2">いえ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家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家</text:span></text:p>
          </draw:text-box>
        </draw:frame>
      </draw:page>
      <draw:page draw:name="page27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鏡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きょう</text:span></text:p>
            <text:p><text:span text:style-name="T2"/></text:p>
            <text:p><text:span text:style-name="T2">かがみ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鏡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鏡</text:span></text:p>
          </draw:text-box>
        </draw:frame>
      </draw:page>
      <draw:page draw:name="page28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道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どう</text:span></text:p>
            <text:p><text:span text:style-name="T2"/></text:p>
            <text:p><text:span text:style-name="T2">み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道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道</text:span></text:p>
          </draw:text-box>
        </draw:frame>
      </draw:page>
      <draw:page draw:name="page29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愛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あい</text:span></text:p>
            <text:p><text:span text:style-name="T2"/></text:p>
            <text:p><text:span text:style-name="T2">いとし</text:span><text:span text:style-name="T3">い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愛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愛</text:span></text:p>
          </draw:text-box>
        </draw:frame>
      </draw:page>
      <draw:page draw:name="page30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春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しゅん</text:span></text:p>
            <text:p><text:span text:style-name="T2"/></text:p>
            <text:p><text:span text:style-name="T2">はる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春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春</text:span></text:p>
          </draw:text-box>
        </draw:frame>
      </draw:page>
      <draw:page draw:name="page31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夏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か</text:span></text:p>
            <text:p><text:span text:style-name="T2"/></text:p>
            <text:p><text:span text:style-name="T2">なつ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夏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夏</text:span></text:p>
          </draw:text-box>
        </draw:frame>
      </draw:page>
      <draw:page draw:name="page3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秋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しゅう</text:span></text:p>
            <text:p><text:span text:style-name="T2"/></text:p>
            <text:p><text:span text:style-name="T2">あき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秋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秋</text:span></text:p>
          </draw:text-box>
        </draw:frame>
      </draw:page>
      <draw:page draw:name="page33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冬</text:span></text:p>
          </draw:text-box>
        </draw:frame>
        <draw:frame draw:style-name="gr5" draw:text-style-name="P4" draw:layer="layout" svg:width="6.004cm" svg:height="5cm" svg:x="12.396cm" svg:y="3.4cm">
          <draw:text-box>
            <text:p><text:span text:style-name="T2">とう</text:span></text:p>
            <text:p><text:span text:style-name="T2"/></text:p>
            <text:p><text:span text:style-name="T2">ふゆ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冬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冬</text:span></text:p>
          </draw:text-box>
        </draw:frame>
      </draw:page>
      <draw:page draw:name="page34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零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れい</text:span></text:p>
            <text:p><text:span text:style-name="T2"/></text:p>
            <text:p><text:span text:style-name="T2">ぜろ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零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零</text:span></text:p>
          </draw:text-box>
        </draw:frame>
      </draw:page>
      <draw:page draw:name="page35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億</text:span></text:p>
          </draw:text-box>
        </draw:frame>
        <draw:frame draw:style-name="gr5" draw:text-style-name="P4" draw:layer="layout" svg:width="8.6cm" svg:height="5cm" svg:x="10.2cm" svg:y="3.4cm">
          <draw:text-box>
            <text:p><text:span text:style-name="T2">おく</text:span></text:p>
            <text:p><text:span text:style-name="T2"/></text:p>
            <text:p><text:span text:style-name="T2">おしはか（る）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億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億</text:span></text:p>
          </draw:text-box>
        </draw:frame>
      </draw:page>
      <draw:page draw:name="page36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兆</text:span></text:p>
          </draw:text-box>
        </draw:frame>
        <draw:frame draw:style-name="gr5" draw:text-style-name="P4" draw:layer="layout" svg:width="5.8cm" svg:height="5cm" svg:x="11.9cm" svg:y="3.4cm">
          <draw:text-box>
            <text:p><text:span text:style-name="T2">ちょう</text:span></text:p>
            <text:p><text:span text:style-name="T2"/></text:p>
            <text:p><text:span text:style-name="T2">きざ（し）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兆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兆</text:span></text:p>
          </draw:text-box>
        </draw:frame>
      </draw:page>
      <draw:page draw:name="page37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超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ちょう</text:span></text:p>
            <text:p><text:span text:style-name="T2"/></text:p>
            <text:p><text:span text:style-name="T2">こえ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超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超</text:span></text:p>
          </draw:text-box>
        </draw:frame>
      </draw:page>
      <draw:page draw:name="page38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雨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う</text:span></text:p>
            <text:p><text:span text:style-name="T2"/></text:p>
            <text:p><text:span text:style-name="T2">あめ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雨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雨</text:span></text:p>
          </draw:text-box>
        </draw:frame>
      </draw:page>
      <draw:page draw:name="page39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首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しゅ</text:span></text:p>
            <text:p><text:span text:style-name="T2"/></text:p>
            <text:p><text:span text:style-name="T2">くび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首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首</text:span></text:p>
          </draw:text-box>
        </draw:frame>
      </draw:page>
      <draw:page draw:name="page40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道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どう</text:span></text:p>
            <text:p><text:span text:style-name="T2"/></text:p>
            <text:p><text:span text:style-name="T2">み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道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道</text:span></text:p>
          </draw:text-box>
        </draw:frame>
      </draw:page>
      <draw:page draw:name="page41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門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もん</text:span></text:p>
            <text:p><text:span text:style-name="T2"/></text:p>
            <text:p><text:span text:style-name="T2">かど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門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門</text:span></text:p>
          </draw:text-box>
        </draw:frame>
      </draw:page>
      <draw:page draw:name="page4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門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もん</text:span></text:p>
            <text:p><text:span text:style-name="T2"/></text:p>
            <text:p><text:span text:style-name="T2">かど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門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門</text:span></text:p>
          </draw:text-box>
        </draw:frame>
      </draw:page>
      <draw:page draw:name="page43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月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げつ</text:span></text:p>
            <text:p><text:span text:style-name="T2"/></text:p>
            <text:p><text:span text:style-name="T2">つき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月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月</text:span></text:p>
          </draw:text-box>
        </draw:frame>
      </draw:page>
      <draw:page draw:name="page44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火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か</text:span></text:p>
            <text:p><text:span text:style-name="T2"/></text:p>
            <text:p><text:span text:style-name="T2">ひ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火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火</text:span></text:p>
          </draw:text-box>
        </draw:frame>
      </draw:page>
      <draw:page draw:name="page45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水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すい</text:span></text:p>
            <text:p><text:span text:style-name="T2"/></text:p>
            <text:p><text:span text:style-name="T2">みず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水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.031cm" svg:y="11.9cm">
          <draw:text-box>
            <text:p><text:span text:style-name="T5">水</text:span></text:p>
          </draw:text-box>
        </draw:frame>
      </draw:page>
      <draw:page draw:name="page46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金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きん</text:span></text:p>
            <text:p><text:span text:style-name="T2"/></text:p>
            <text:p><text:span text:style-name="T2">かね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金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金</text:span></text:p>
          </draw:text-box>
        </draw:frame>
      </draw:page>
      <draw:page draw:name="page47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土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ど</text:span></text:p>
            <text:p><text:span text:style-name="T2"/></text:p>
            <text:p><text:span text:style-name="T2">つ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土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土</text:span></text:p>
          </draw:text-box>
        </draw:frame>
      </draw:page>
      <draw:page draw:name="page48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日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ひ</text:span></text:p>
            <text:p><text:span text:style-name="T2"/></text:p>
            <text:p><text:span text:style-name="T2">にち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日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日</text:span></text:p>
          </draw:text-box>
        </draw:frame>
      </draw:page>
      <draw:page draw:name="page49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糸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>し</text:span></text:p>
            <text:p><text:span text:style-name="T2"/></text:p>
            <text:p><text:span text:style-name="T2">いと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糸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糸</text:span></text:p>
          </draw:text-box>
        </draw:frame>
      </draw:page>
      <draw:page draw:name="page50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鰯</text:span></text:p>
          </draw:text-box>
        </draw:frame>
        <draw:frame draw:style-name="gr5" draw:text-style-name="P4" draw:layer="layout" svg:width="5.304cm" svg:height="5cm" svg:x="12.396cm" svg:y="3.4cm">
          <draw:text-box>
            <text:p><text:span text:style-name="T2"/></text:p>
            <text:p><text:span text:style-name="T2"/></text:p>
            <text:p><text:span text:style-name="T2">いわし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鰯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鰯</text:span></text:p>
          </draw:text-box>
        </draw:frame>
      </draw:page>
      <draw:page draw:name="page51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蛙</text:span></text:p>
          </draw:text-box>
        </draw:frame>
        <draw:frame draw:style-name="gr5" draw:text-style-name="P4" draw:layer="layout" svg:width="7.5cm" svg:height="5.891cm" svg:x="10.9cm" svg:y="3.4cm">
          <draw:text-box>
            <text:p><text:span text:style-name="T2">けい</text:span></text:p>
            <text:p><text:span text:style-name="T2"/></text:p>
            <text:p><text:span text:style-name="T2">かえる</text:span></text:p>
            <text:p><text:span text:style-name="T2">かわず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蛙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蛙</text:span></text:p>
          </draw:text-box>
        </draw:frame>
      </draw:page>
      <draw:page draw:name="page5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布</text:span></text:p>
          </draw:text-box>
        </draw:frame>
        <draw:frame draw:style-name="gr5" draw:text-style-name="P4" draw:layer="layout" svg:width="7.5cm" svg:height="5cm" svg:x="10.9cm" svg:y="3.4cm">
          <draw:text-box>
            <text:p><text:span text:style-name="T2">ふ</text:span></text:p>
            <text:p><text:span text:style-name="T2"/></text:p>
            <text:p><text:span text:style-name="T2">ぬの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布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布</text:span></text:p>
          </draw:text-box>
        </draw:frame>
      </draw:page>
      <draw:page draw:name="page53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飯</text:span></text:p>
          </draw:text-box>
        </draw:frame>
        <draw:frame draw:style-name="gr5" draw:text-style-name="P4" draw:layer="layout" svg:width="7.5cm" svg:height="5.891cm" svg:x="10.9cm" svg:y="3.4cm">
          <draw:text-box>
            <text:p><text:span text:style-name="T2">いい</text:span></text:p>
            <text:p><text:span text:style-name="T2">はん</text:span></text:p>
            <text:p><text:span text:style-name="T2"/></text:p>
            <text:p><text:span text:style-name="T2">めし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飯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飯</text:span></text:p>
          </draw:text-box>
        </draw:frame>
      </draw:page>
      <draw:page draw:name="page54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服</text:span></text:p>
          </draw:text-box>
        </draw:frame>
        <draw:frame draw:style-name="gr5" draw:text-style-name="P4" draw:layer="layout" svg:width="7.5cm" svg:height="5cm" svg:x="10.9cm" svg:y="3.4cm">
          <draw:text-box>
            <text:p><text:span text:style-name="T2"/></text:p>
            <text:p><text:span text:style-name="T2"/></text:p>
            <text:p><text:span text:style-name="T2">ふく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服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服</text:span></text:p>
          </draw:text-box>
        </draw:frame>
      </draw:page>
      <draw:page draw:name="page55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電</text:span></text:p>
          </draw:text-box>
        </draw:frame>
        <draw:frame draw:style-name="gr5" draw:text-style-name="P4" draw:layer="layout" svg:width="7.5cm" svg:height="5cm" svg:x="10.9cm" svg:y="3.4cm">
          <draw:text-box>
            <text:p><text:span text:style-name="T2">でん</text:span></text:p>
            <text:p><text:span text:style-name="T2"/></text:p>
            <text:p><text:span text:style-name="T2">いなずま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電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電</text:span></text:p>
          </draw:text-box>
        </draw:frame>
      </draw:page>
      <draw:page draw:name="page56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雷</text:span></text:p>
          </draw:text-box>
        </draw:frame>
        <draw:frame draw:style-name="gr5" draw:text-style-name="P4" draw:layer="layout" svg:width="7.5cm" svg:height="5cm" svg:x="10.9cm" svg:y="3.4cm">
          <draw:text-box>
            <text:p><text:span text:style-name="T2">らい</text:span></text:p>
            <text:p><text:span text:style-name="T2"/></text:p>
            <text:p><text:span text:style-name="T2">かみなり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雷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雷</text:span></text:p>
          </draw:text-box>
        </draw:frame>
      </draw:page>
      <draw:page draw:name="page57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雪</text:span></text:p>
          </draw:text-box>
        </draw:frame>
        <draw:frame draw:style-name="gr5" draw:text-style-name="P4" draw:layer="layout" svg:width="7.5cm" svg:height="5cm" svg:x="10.9cm" svg:y="3.4cm">
          <draw:text-box>
            <text:p><text:span text:style-name="T2">せつ</text:span></text:p>
            <text:p><text:span text:style-name="T2"/></text:p>
            <text:p><text:span text:style-name="T2">ゆき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雪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雪</text:span></text:p>
          </draw:text-box>
        </draw:frame>
      </draw:page>
      <draw:page draw:name="page58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万</text:span></text:p>
          </draw:text-box>
        </draw:frame>
        <draw:frame draw:style-name="gr5" draw:text-style-name="P4" draw:layer="layout" svg:width="5.304cm" svg:height="5.891cm" svg:x="12.396cm" svg:y="3.4cm">
          <draw:text-box>
            <text:p><text:span text:style-name="T2">まん</text:span></text:p>
            <text:p><text:span text:style-name="T2">ばん</text:span></text:p>
            <text:p><text:span text:style-name="T2"/></text:p>
            <text:p><text:span text:style-name="T2">よろず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万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万</text:span></text:p>
          </draw:text-box>
        </draw:frame>
      </draw:page>
      <draw:page draw:name="page59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><text:span text:style-name="T1">雲</text:span></text:p>
          </draw:text-box>
        </draw:frame>
        <draw:frame draw:style-name="gr5" draw:text-style-name="P4" draw:layer="layout" svg:width="7.5cm" svg:height="5cm" svg:x="10.9cm" svg:y="3.4cm">
          <draw:text-box>
            <text:p><text:span text:style-name="T2">うん</text:span></text:p>
            <text:p><text:span text:style-name="T2"/></text:p>
            <text:p><text:span text:style-name="T2">くも</text:span></text:p>
          </draw:text-box>
        </draw:frame>
        <draw:frame draw:style-name="gr4" draw:text-style-name="P5" draw:layer="layout" svg:width="7.563cm" svg:height="7.308cm" svg:x="20.4cm" svg:y="2.792cm">
          <draw:text-box>
            <text:p><text:span text:style-name="T4">雲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><text:span text:style-name="T5">雲</text:span></text:p>
          </draw:text-box>
        </draw:frame>
      </draw:page>
      <draw:page draw:name="page60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朝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ちょう</text:span></text:p>
            <text:p text:style-name="P8"><text:span text:style-name="T2"/></text:p>
            <text:p text:style-name="P8"><text:span text:style-name="T2">あさ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朝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朝</text:span></text:p>
          </draw:text-box>
        </draw:frame>
      </draw:page>
      <draw:page draw:name="page61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昼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ちゅう</text:span></text:p>
            <text:p text:style-name="P8"><text:span text:style-name="T2"/></text:p>
            <text:p text:style-name="P8"><text:span text:style-name="T2">ひる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昼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昼</text:span></text:p>
          </draw:text-box>
        </draw:frame>
      </draw:page>
      <draw:page draw:name="page6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夜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や</text:span></text:p>
            <text:p text:style-name="P8"><text:span text:style-name="T2"/></text:p>
            <text:p text:style-name="P8"><text:span text:style-name="T2">よる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夜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夜</text:span></text:p>
          </draw:text-box>
        </draw:frame>
      </draw:page>
      <draw:page draw:name="page63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浅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せん</text:span></text:p>
            <text:p text:style-name="P8"><text:span text:style-name="T2"/></text:p>
            <text:p text:style-name="P8"><text:span text:style-name="T2">あさ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浅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浅</text:span></text:p>
          </draw:text-box>
        </draw:frame>
      </draw:page>
      <draw:page draw:name="page64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深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しん</text:span></text:p>
            <text:p text:style-name="P8"><text:span text:style-name="T2"/></text:p>
            <text:p text:style-name="P8"><text:span text:style-name="T2">ふか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深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深</text:span></text:p>
          </draw:text-box>
        </draw:frame>
      </draw:page>
      <draw:page draw:name="page65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手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しゅ</text:span></text:p>
            <text:p text:style-name="P8"><text:span text:style-name="T2"/></text:p>
            <text:p text:style-name="P8"><text:span text:style-name="T2">て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手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手</text:span></text:p>
          </draw:text-box>
        </draw:frame>
      </draw:page>
      <draw:page draw:name="page66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足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そく</text:span></text:p>
            <text:p text:style-name="P8"><text:span text:style-name="T2"/></text:p>
            <text:p text:style-name="P8"><text:span text:style-name="T2">あし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足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足</text:span></text:p>
          </draw:text-box>
        </draw:frame>
      </draw:page>
      <draw:page draw:name="page67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顔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がん</text:span></text:p>
            <text:p text:style-name="P8"><text:span text:style-name="T2"/></text:p>
            <text:p text:style-name="P8"><text:span text:style-name="T2">かお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顔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顔</text:span></text:p>
          </draw:text-box>
        </draw:frame>
      </draw:page>
      <draw:page draw:name="page68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腹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ふく</text:span></text:p>
            <text:p text:style-name="P8"><text:span text:style-name="T2"/></text:p>
            <text:p text:style-name="P8"><text:span text:style-name="T2">はら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腹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腹</text:span></text:p>
          </draw:text-box>
        </draw:frame>
      </draw:page>
      <draw:page draw:name="page69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川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せん</text:span></text:p>
            <text:p text:style-name="P8"><text:span text:style-name="T2"/></text:p>
            <text:p text:style-name="P8"><text:span text:style-name="T2">かわ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川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川</text:span></text:p>
          </draw:text-box>
        </draw:frame>
      </draw:page>
      <draw:page draw:name="page70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川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せん</text:span></text:p>
            <text:p text:style-name="P8"><text:span text:style-name="T2"/></text:p>
            <text:p text:style-name="P8"><text:span text:style-name="T2">かわ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川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川</text:span></text:p>
          </draw:text-box>
        </draw:frame>
      </draw:page>
      <draw:page draw:name="page71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悠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ゆう</text:span></text:p>
            <text:p text:style-name="P8"><text:span text:style-name="T2"/></text:p>
            <text:p text:style-name="P8"><text:span text:style-name="T2">はる（か）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悠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悠</text:span></text:p>
          </draw:text-box>
        </draw:frame>
      </draw:page>
      <draw:page draw:name="page72" draw:style-name="dp1" draw:master-page-name="標準">
        <draw:g>
          <draw:custom-shape draw:style-name="gr2" draw:text-style-name="P2" draw:layer="layout" svg:width="9.2cm" svg:height="9.2cm" svg:x="19.4cm" svg:y="1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.6cm" svg:x2="24cm" svg:y2="10.8cm">
            <text:p/>
          </draw:line>
          <draw:line draw:style-name="gr3" draw:text-style-name="P2" draw:layer="layout" svg:x1="28.6cm" svg:y1="6.2cm" svg:x2="19.4cm" svg:y2="6.2cm">
            <text:p/>
          </draw:line>
        </draw:g>
        <draw:frame draw:style-name="gr4" draw:text-style-name="P3" draw:layer="layout" svg:width="7.563cm" svg:height="7.308cm" svg:x="2cm" svg:y="2.192cm">
          <draw:text-box>
            <text:p text:style-name="P7"><text:span text:style-name="T1">軌</text:span></text:p>
          </draw:text-box>
        </draw:frame>
        <draw:frame draw:style-name="gr5" draw:text-style-name="P4" draw:layer="layout" svg:width="7.5cm" svg:height="5cm" svg:x="10.9cm" svg:y="3.4cm">
          <draw:text-box>
            <text:p text:style-name="P8"><text:span text:style-name="T2">き</text:span></text:p>
          </draw:text-box>
        </draw:frame>
        <draw:frame draw:style-name="gr4" draw:text-style-name="P5" draw:layer="layout" svg:width="7.563cm" svg:height="7.308cm" svg:x="20.4cm" svg:y="2.792cm">
          <draw:text-box>
            <text:p text:style-name="P7"><text:span text:style-name="T4">軌</text:span></text:p>
          </draw:text-box>
        </draw:frame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6cm" svg:y1="10.8cm" svg:x2="5.6cm" svg:y2="20cm">
            <text:p/>
          </draw:line>
          <draw:line draw:style-name="gr3" draw:text-style-name="P2" draw:layer="layout" svg:x1="10.2cm" svg:y1="15.4cm" svg:x2="1cm" svg:y2="15.4cm">
            <text:p/>
          </draw:line>
        </draw:g>
        <draw:g>
          <draw:custom-shape draw:style-name="gr2" draw:text-style-name="P2" draw:layer="layout" svg:width="9.2cm" svg:height="9.2cm" svg:x="10.2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8cm" svg:y1="10.8cm" svg:x2="14.8cm" svg:y2="20cm">
            <text:p/>
          </draw:line>
          <draw:line draw:style-name="gr3" draw:text-style-name="P2" draw:layer="layout" svg:x1="19.4cm" svg:y1="15.4cm" svg:x2="10.2cm" svg:y2="15.4cm">
            <text:p/>
          </draw:line>
        </draw:g>
        <draw:g>
          <draw:custom-shape draw:style-name="gr2" draw:text-style-name="P2" draw:layer="layout" svg:width="9.2cm" svg:height="9.2cm" svg:x="19.4cm" svg:y="10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4cm" svg:y1="10.8cm" svg:x2="24cm" svg:y2="20cm">
            <text:p/>
          </draw:line>
          <draw:line draw:style-name="gr3" draw:text-style-name="P2" draw:layer="layout" svg:x1="28.6cm" svg:y1="15.4cm" svg:x2="19.4cm" svg:y2="15.4cm">
            <text:p/>
          </draw:line>
        </draw:g>
        <draw:frame draw:style-name="gr4" draw:text-style-name="P6" draw:layer="layout" svg:width="7.563cm" svg:height="7.308cm" svg:x="2cm" svg:y="11.9cm">
          <draw:text-box>
            <text:p text:style-name="P7"><text:span text:style-name="T5">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4T10:09:52.21</meta:creation-date>
    <meta:print-date>2016-04-04T07:42:55.54</meta:print-date>
    <dc:date>2016-04-30T18:27:47.94</dc:date>
    <meta:editing-duration>P2DT4H58M40S</meta:editing-duration>
    <meta:editing-cycles>11</meta:editing-cycles>
    <meta:generator>LibreOffice/3.4$Win32 LibreOffice_project/340m1$Build-203</meta:generator>
    <meta:document-statistic meta:object-count="2001"/>
  </office:meta>
</office:document-meta>
</file>